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46b2" officeooo:paragraph-rsid="000be73e"/>
    </style:style>
    <style:style style:name="T1" style:family="text">
      <style:text-properties officeooo:rsid="000ff66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f66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|</text:span>~~~~~~<text:span text:style-name="T1">|</text:span><text:span text:style-name="T2">*~~~~</text:span><text:span text:style-name="T1">|</text:span>~~~~~~<text:span text:style-name="T1">|</text:span>~~~~~~<text:span text:style-name="T1">|</text:span>~~~~~~<text:span text:style-name="T1">|</text:span>~~~~~~<text:span text:style-name="T1">|</text:span><text:span text:style-name="T3">*~~~~</text:span><text:span text:style-name="T1">|</text:span>~~~~~~<text:span text:style-name="T1">|</text:span>,<text:span text:style-name="T1">|</text:span>~~~~~~<text:span text:style-name="T1">|</text:span><text:span text:style-name="T2">*~~~~</text:span><text:span text:style-name="T1">|</text:span>~~~~~~<text:span text:style-name="T1">|</text:span><text:span text:style-name="T2">*~~~~</text:span><text:span text:style-name="T1">|</text:span><text:span text:style-name="T2">*~~~~</text:span><text:span text:style-name="T1">|</text:span>~~~~~~<text:span text:style-name="T1">|</text:span>~~~~~~<text:span text:style-name="T1">|</text:span><text:span text:style-name="T2">*~~~~</text:span><text:span text:style-name="T1">|,|</text:span>~~~~~~<text:span text:style-name="T1">|</text:span><text:span text:style-name="T2">*~~~~</text:span><text:span text:style-name="T1">|</text:span>~~~~~~<text:span text:style-name="T1">|</text:span>~~~~~~<text:span text:style-name="T1">|</text:span>~~~~~~<text:span text:style-name="T1">|</text:span><text:span text:style-name="T2">*~~~~</text:span><text:span text:style-name="T1">|</text:span><text:span text:style-name="T2">*~~~~</text:span><text:span text:style-name="T1">|</text:span>~~~~~~<text:span text:style-name="T1">|,|</text:span>~~~~~~<text:span text:style-name="T1">|</text:span><text:span text:style-name="T2">*~~~~</text:span><text:span text:style-name="T1">|</text:span>~~~~~~<text:span text:style-name="T1">|</text:span>~~~~~~<text:span text:style-name="T1">|</text:span>~~~~~~<text:span text:style-name="T1">|</text:span><text:span text:style-name="T2">*~~~~</text:span><text:span text:style-name="T1">|</text:span><text:span text:style-name="T2">*~~~~</text:span><text:span text:style-name="T1">|</text:span>~~~~~~<text:span text:style-name="T1">|,|</text:span>~~~~~~<text:span text:style-name="T1">|</text:span><text:span text:style-name="T2">*~~~~</text:span><text:span text:style-name="T1">|</text:span>~~~~~~<text:span text:style-name="T1">|</text:span>~~~~~~<text:span text:style-name="T1">|</text:span><text:span text:style-name="T2">*~~~~</text:span><text:span text:style-name="T1">|</text:span>~~~~~~<text:span text:style-name="T1">|</text:span>~~~~~~<text:span text:style-name="T1">|</text:span><text:span text:style-name="T2">*~~~~</text:span><text:span text:style-name="T1">|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6-03-30T10:11:03.615659469</meta:creation-date>
    <dc:date>2016-03-30T10:11:40.472780481</dc:date>
    <dc:creator>justin dorris</dc:creator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275" meta:non-whitespace-character-count="275"/>
    <meta:generator>LibreOffice/4.3.7.2$Linux_X86_64 LibreOffice_project/430$Build-2</meta:generator>
  </office:meta>
</office:document-meta>
</file>